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2417in" fo:break-before="auto" style:use-optimal-row-height="false"/>
    </style:style>
    <style:style style:name="ro5" style:family="table-row">
      <style:table-row-properties style:row-height="0.2256in" fo:break-before="auto" style:use-optimal-row-height="tru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able-cell-properties fo:background-color="#b3b3b3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0" style:family="table-cell" style:parent-style-name="Default">
      <style:table-cell-properties fo:background-color="#00ffff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1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2" style:family="table-cell" style:parent-style-name="Default">
      <style:text-properties style:font-name="Verdana" fo:font-size="12pt" fo:font-weight="bold"/>
    </style:style>
    <style:style style:name="ce23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4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5" style:family="table-cell" style:parent-style-name="Default">
      <style:table-cell-properties fo:wrap-option="wrap" fo:border="0.0071in solid #000000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office:value-type="string" table:number-columns-spanned="2" table:number-rows-spanned="1">
            <text:p>28.06.2007</text:p>
          </table:table-cell>
          <table:covered-table-cell table:style-name="ce15"/>
          <table:table-cell table:number-columns-repeated="252"/>
        </table:table-row>
        <table:table-row table:style-name="ro3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office:value-type="string" table:number-columns-spanned="2" table:number-rows-spanned="1">
            <text:p>Evanthika Amarasiri</text:p>
          </table:table-cell>
          <table:covered-table-cell table:style-name="Default"/>
          <table:table-cell table:number-columns-repeated="252"/>
        </table:table-row>
        <table:table-row table:style-name="ro3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office:value-type="string" table:number-columns-spanned="2" table:number-rows-spanned="1">
            <text:p>Windows Xp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office:value-type="string" table:number-columns-spanned="2" table:number-rows-spanned="1">
            <text:p>Binary</text:p>
          </table:table-cell>
          <table:covered-table-cell table:style-name="Default"/>
          <table:table-cell table:number-columns-repeated="252"/>
        </table:table-row>
        <table:table-row table:style-name="ro4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office:value-type="string" table:number-columns-spanned="2" table:number-rows-spanned="1">
            <text:p>Simple Axis Server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5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5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3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 office:value-type="string">
              <text:p>P</text:p>
            </table:table-cell>
            <table:table-cell table:style-name="ce23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3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 office:value-type="string">
              <text:p>F</text:p>
            </table:table-cell>
            <table:table-cell table:style-name="ce23" office:value-type="string">
              <text:p>Gives a segfault</text:p>
            </table:table-cell>
            <table:table-cell table:style-name="ce25" office:value-type="string" table:number-columns-spanned="1" table:number-rows-spanned="3">
              <text:p><text:a xlink:href="https://wso2.org/jira/browse/WSFC-61">https://wso2.org/jira/browse/WSFC-61</text:a></text:p>
            </table:table-cell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3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 office:value-type="string">
              <text:p>P</text:p>
            </table:table-cell>
            <table:table-cell table:style-name="ce23" office:value-type="string">
              <text:p>Fails the first time but passes the next time onwards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table-cell table:style-name="ce5"/>
            <table:table-cell table:number-columns-repeated="252"/>
          </table:table-row>
          <table:table-row table:style-name="ro6" table:visibility="collapse">
            <table:covered-table-cell table:style-name="ce11"/>
            <table:table-cell table:style-name="ce21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office:value-type="string">
              <text:p>P</text:p>
            </table:table-cell>
            <table:table-cell table:style-name="ce16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20"/>
            <table:table-cell table:style-name="ce17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21"/>
            <table:table-cell table:style-name="ce5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office:value-type="string">
              <text:p>P</text:p>
            </table:table-cell>
            <table:table-cell table:style-name="ce16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/>
            <table:table-cell table:style-name="ce17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3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3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3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3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3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3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22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3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3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3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3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22" table:number-columns-repeated="252"/>
        </table:table-row>
        <table:table-row-group>
          <table:table-row table:style-name="ro2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>
            <table:table-cell table:style-name="ce11" office:value-type="string" table:number-columns-spanned="1" table:number-rows-spanned="3">
              <text:p>TCPMon Tool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>
            <table:covered-table-cell table:style-name="ce11"/>
            <table:table-cell table:style-name="ce20" office:value-type="string">
              <text:p>P</text:p>
            </table:table-cell>
            <table:table-cell table:style-name="ce24"/>
            <table:covered-table-cell table:style-name="ce5"/>
            <table:table-cell table:number-columns-repeated="252"/>
          </table:table-row>
          <table:table-row table:style-name="ro2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3">
            <table:table-cell table:style-name="ce11" office:value-type="string" table:number-columns-spanned="1" table:number-rows-spanned="3">
              <text:p>WSClient</text:p>
            </table:table-cell>
            <table:table-cell table:style-name="ce19" office:value-type="string">
              <text:p>C</text:p>
            </table:table-cell>
            <table:table-cell table:style-name="ce23" office:value-type="string">
              <text:p>Samples not available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>
            <table:covered-table-cell table:style-name="ce11"/>
            <table:table-cell table:style-name="ce21"/>
            <table:table-cell table:style-name="ce12"/>
            <table:covered-table-cell/>
            <table:table-cell table:number-columns-repeated="252"/>
          </table:table-row>
          <table:table-row table:style-name="ro2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8">06/28/2007</text:date>, <text:time>11:0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8T11:04:58</dc:date>
    <meta:print-date>2006-12-19T10:17:40</meta:print-date>
    <dc:language>en-US</dc:language>
    <meta:editing-cycles>54</meta:editing-cycles>
    <meta:editing-duration>PT5H19M29S</meta:editing-duration>
    <meta:user-defined meta:name="Info 1"/>
    <meta:user-defined meta:name="Info 2"/>
    <meta:user-defined meta:name="Info 3"/>
    <meta:user-defined meta:name="Info 4"/>
    <meta:document-statistic meta:table-count="1" meta:cell-count="170"/>
  </office:meta>
</office:document-meta>
</file>